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07"/>
    <style:style style:name="ce4" style:family="table-cell" style:parent-style-name="Default" style:data-style-name="N10107">
      <style:text-properties fo:font-weight="bold" style:font-weight-asian="bold" style:font-weight-complex="bold"/>
    </style:style>
    <style:style style:name="ce5" style:family="table-cell" style:parent-style-name="Default" style:data-style-name="N1010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2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.5</text:p>
          </table:table-cell>
          <table:table-cell table:formula="of:=[.B2]*[.A5]" office:value-type="float" office:value="833333" calcext:value-type="float">
            <text:p>833.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5" office:value-type="string" calcext:value-type="string">
            <text:p>HE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/>
          <table:table-cell table:formula="of:=DEC2HEX([.B10])" office:value-type="string" office:string-value="D20C" calcext:value-type="string">
            <text:p>D20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Default" office:value-type="float" office:value="11764" calcext:value-type="float">
            <text:p>117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8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2-12-29T20:43:53.052322847</dc:date>
    <meta:editing-duration>P1DT7H58M53S</meta:editing-duration>
    <meta:editing-cycles>7</meta:editing-cycles>
    <meta:generator>LibreOffice/7.3.7.2$Linux_X86_64 LibreOffice_project/30$Build-2</meta:generator>
    <meta:document-statistic meta:table-count="1" meta:cell-count="17" meta:object-count="0"/>
  </office:meta>
</office:document-meta>
</file>